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38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float" office:value="1624211497" calcext:value-type="float">
            <text:p>1624211497</text:p>
          </table:table-cell>
          <table:table-cell office:value-type="float" office:value="2208988800" calcext:value-type="float">
            <text:p>2208988800</text:p>
          </table:table-cell>
          <table:table-cell table:formula="of:=[.A1]+[.B1]" office:value-type="float" office:value="3833200297" calcext:value-type="float">
            <text:p>3833200297</text:p>
          </table:table-cell>
          <table:table-cell table:formula="of:=BASE([.C1];2)" office:value-type="string" office:string-value="11100100011110011111111010101001" calcext:value-type="string">
            <text:p>11100100011110011111111010101001</text:p>
          </table:table-cell>
        </table:table-row>
        <table:table-row table:style-name="ro1">
          <table:table-cell table:number-columns-repeated="2"/>
          <table:table-cell office:value-type="float" office:value="3833218929" calcext:value-type="float">
            <text:p>3833218929</text:p>
          </table:table-cell>
          <table:table-cell table:formula="of:=BASE([.C2];2)" office:value-type="string" office:string-value="11100100011110100100011101110001" calcext:value-type="string">
            <text:p>11100100011110100100011101110001</text:p>
          </table:table-cell>
        </table:table-row>
        <table:table-row table:style-name="ro1">
          <table:table-cell table:number-columns-repeated="2"/>
          <table:table-cell office:value-type="float" office:value="3842893174" calcext:value-type="float">
            <text:p>3842893174</text:p>
          </table:table-cell>
          <table:table-cell/>
        </table:table-row>
        <table:table-row table:style-name="ro1">
          <table:table-cell office:value-type="float" office:value="1624245451" calcext:value-type="float">
            <text:p>1624245451</text:p>
          </table:table-cell>
          <table:table-cell/>
          <table:table-cell table:formula="of:=[.A4]+[.$B$1]" office:value-type="float" office:value="3833234251" calcext:value-type="float">
            <text:p>3833234251</text:p>
          </table:table-cell>
          <table:table-cell/>
        </table:table-row>
        <table:table-row table:style-name="ro1">
          <table:table-cell table:number-columns-repeated="2"/>
          <table:table-cell table:formula="of:=BASE([.C4];16)" office:value-type="string" office:string-value="E47A834B" calcext:value-type="string">
            <text:p>E47A834B</text:p>
          </table:table-cell>
          <table:table-cell/>
        </table:table-row>
        <table:table-row table:style-name="ro1">
          <table:table-cell office:value-type="float" office:value="1.62423300690564E+018" calcext:value-type="float">
            <text:p>162423300690564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260450949E+018" calcext:value-type="float">
            <text:p>162423260450949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310021252E+018" calcext:value-type="float">
            <text:p>1624233100212520000</text:p>
          </table:table-cell>
          <table:table-cell table:style-name="ce2" table:formula="of:=[.A8]-[.A7]" office:value-type="float" office:value="495703023872" calcext:value-type="float">
            <text:p>4.96E+11</text:p>
          </table:table-cell>
          <table:table-cell table:number-columns-repeated="2"/>
        </table:table-row>
        <table:table-row table:style-name="ro1">
          <table:table-cell office:value-type="float" office:value="1.62423318788521E+018" calcext:value-type="float">
            <text:p>1624233187885210000</text:p>
          </table:table-cell>
          <table:table-cell table:style-name="ce2" table:formula="of:=[.A9]-[.A8]" office:value-type="float" office:value="87672686848" calcext:value-type="float">
            <text:p>8.77E+10</text:p>
          </table:table-cell>
          <table:table-cell table:number-columns-repeated="2"/>
        </table:table-row>
        <table:table-row table:style-name="ro1">
          <table:table-cell office:value-type="float" office:value="1.62423322649788E+018" calcext:value-type="float">
            <text:p>1624233226497880000</text:p>
          </table:table-cell>
          <table:table-cell table:style-name="ce2" table:formula="of:=[.A10]-[.A9]" office:value-type="float" office:value="38612678656" calcext:value-type="float">
            <text:p>3.86E+10</text:p>
          </table:table-cell>
          <table:table-cell table:number-columns-repeated="2"/>
        </table:table-row>
        <table:table-row table:style-name="ro1">
          <table:table-cell office:value-type="float" office:value="1.62423326410861E+018" calcext:value-type="float">
            <text:p>162423326410861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327143809E+018" calcext:value-type="float">
            <text:p>1624233271438090000</text:p>
          </table:table-cell>
          <table:table-cell table:style-name="ce2" table:formula="of:=[.A12]-[.A11]" office:value-type="float" office:value="7329474304" calcext:value-type="float">
            <text:p>7.33E+09</text:p>
          </table:table-cell>
          <table:table-cell table:number-columns-repeated="2"/>
        </table:table-row>
        <table:table-row table:style-name="ro1">
          <table:table-cell office:value-type="float" office:value="1.62423334584884E+018" calcext:value-type="float">
            <text:p>162423334584884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335145947E+018" calcext:value-type="float">
            <text:p>1624233351459470000</text:p>
          </table:table-cell>
          <table:table-cell table:style-name="ce2" table:formula="of:=[.A14]-[.A13]" office:value-type="float" office:value="5610633984" calcext:value-type="float">
            <text:p>5.61E+09</text:p>
          </table:table-cell>
          <table:table-cell table:number-columns-repeated="2"/>
        </table:table-row>
        <table:table-row table:style-name="ro1" table:number-rows-repeated="21">
          <table:table-cell/>
          <table:table-cell table:style-name="ce2"/>
          <table:table-cell table:number-columns-repeated="2"/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8:34:26.29235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4:02:08.268382612</meta:creation-date>
    <dc:date>2021-06-20T23:22:37.666650454</dc:date>
    <meta:editing-duration>PT4H27M17S</meta:editing-duration>
    <meta:editing-cycles>13</meta:editing-cycles>
    <meta:generator>LibreOffice/6.4.7.2$Linux_X86_64 LibreOffice_project/40$Build-2</meta:generator>
    <meta:document-statistic meta:table-count="1" meta:cell-count="24" meta:object-count="0"/>
  </office:meta>
</office:document-meta>
</file>